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</office:automatic-styles>
  <office:body>
    <office:text>
      <text:p text:style-name="P1"><text:span text:style-name="T1_1">Project</text:span><text:span text:style-name="T1_2">:<text:s/></text:span><text:span text:style-name="T1_3">TreeSim</text:span></text:p>
      <text:p text:style-name="P2"/>
      <text:p text:style-name="P3"><text:span text:style-name="T3_1">Issues</text:span><text:span text:style-name="T3_2">/</text:span><text:span text:style-name="T3_3">Agreement</text:span><text:span text:style-name="T3_4">:</text:span></text:p>
      <text:p text:style-name="P4"/>
      <text:list text:style-name="LS1" xml:id="list0">
        <text:list-item>
          <text:p text:style-name="P5"><text:span text:style-name="T5_1">The</text:span><text:span text:style-name="T5_2"><text:s/></text:span><text:span text:style-name="T5_3">system</text:span><text:span text:style-name="T5_4">’</text:span><text:span text:style-name="T5_5">s</text:span><text:span text:style-name="T5_6"><text:s/></text:span><text:span text:style-name="T5_7">purpose</text:span><text:span text:style-name="T5_8"><text:s/></text:span><text:span text:style-name="T5_9">is</text:span><text:span text:style-name="T5_10"><text:s/></text:span><text:span text:style-name="T5_11">to</text:span><text:span text:style-name="T5_12"><text:s/></text:span><text:span text:style-name="T5_13">help</text:span><text:span text:style-name="T5_14"><text:s/></text:span><text:span text:style-name="T5_15">visualize</text:span><text:span text:style-name="T5_16"><text:s/></text:span><text:span text:style-name="T5_17">algorithms</text:span><text:span text:style-name="T5_18"><text:s/></text:span><text:span text:style-name="T5_19">in</text:span><text:span text:style-name="T5_20"><text:s/></text:span><text:span text:style-name="T5_21">computer</text:span><text:span text:style-name="T5_22"><text:s/></text:span><text:span text:style-name="T5_23">science</text:span><text:span text:style-name="T5_24">,<text:s/></text:span><text:span text:style-name="T5_25">particularly</text:span><text:span text:style-name="T5_26"><text:s/></text:span><text:span text:style-name="T5_27">those</text:span><text:span text:style-name="T5_28"><text:s/></text:span><text:span text:style-name="T5_29">involving</text:span><text:span text:style-name="T5_30"><text:s/></text:span><text:span text:style-name="T5_31">trees</text:span><text:span text:style-name="T5_32"><text:s/></text:span><text:span text:style-name="T5_33">and</text:span><text:span text:style-name="T5_34"><text:s/></text:span><text:span text:style-name="T5_35">graphs</text:span><text:span text:style-name="T5_36">.</text:span></text:p>
        </text:list-item>
      </text:list>
      <text:p text:style-name="P6"/>
      <text:list text:style-name="LS2" xml:id="list1">
        <text:list-item>
          <text:p text:style-name="P7"><text:span text:style-name="T7_1">All</text:span><text:span text:style-name="T7_2"><text:s/></text:span><text:span text:style-name="T7_3">system</text:span><text:span text:style-name="T7_4"><text:s/></text:span><text:span text:style-name="T7_5">inputs</text:span><text:span text:style-name="T7_6"><text:s/></text:span><text:span text:style-name="T7_7">are</text:span><text:span text:style-name="T7_8"><text:s/></text:span><text:span text:style-name="T7_9">to</text:span><text:span text:style-name="T7_10"><text:s/></text:span><text:span text:style-name="T7_11">be</text:span><text:span text:style-name="T7_12"><text:s/></text:span><text:span text:style-name="T7_13">received</text:span><text:span text:style-name="T7_14"><text:s/></text:span><text:span text:style-name="T7_15">through</text:span><text:span text:style-name="T7_16"><text:s/></text:span><text:span text:style-name="T7_17">the</text:span><text:span text:style-name="T7_18"><text:s/></text:span><text:span text:style-name="T7_19">touchscreen</text:span><text:span text:style-name="T7_20"><text:s/></text:span><text:span text:style-name="T7_21">of</text:span><text:span text:style-name="T7_22"><text:s/></text:span><text:span text:style-name="T7_23">the</text:span><text:span text:style-name="T7_24"><text:s/></text:span><text:span text:style-name="T7_25">device</text:span><text:span text:style-name="T7_26">.</text:span></text:p>
        </text:list-item>
      </text:list>
      <text:p text:style-name="P8"/>
      <text:list text:style-name="LS3" xml:id="list2">
        <text:list-item>
          <text:p text:style-name="P9"><text:span text:style-name="T9_1">The</text:span><text:span text:style-name="T9_2"><text:s/></text:span><text:span text:style-name="T9_3">system</text:span><text:span text:style-name="T9_4">’</text:span><text:span text:style-name="T9_5">s</text:span><text:span text:style-name="T9_6"><text:s/></text:span><text:span text:style-name="T9_7">outputs</text:span><text:span text:style-name="T9_8"><text:s/></text:span><text:span text:style-name="T9_9">are</text:span><text:span text:style-name="T9_10"><text:s/></text:span><text:span text:style-name="T9_11">an</text:span><text:span text:style-name="T9_12"><text:s/></text:span><text:span text:style-name="T9_13">interactive</text:span><text:span text:style-name="T9_14"><text:s/></text:span><text:span text:style-name="T9_15">demonstration</text:span><text:span text:style-name="T9_16"><text:s/></text:span><text:span text:style-name="T9_17">and</text:span><text:span text:style-name="T9_18"><text:s/></text:span><text:span text:style-name="T9_19">non</text:span><text:span text:style-name="T9_20">-</text:span><text:span text:style-name="T9_21">interactive</text:span><text:span text:style-name="T9_22"><text:s/></text:span><text:span text:style-name="T9_23">visual</text:span><text:span text:style-name="T9_24"><text:s/></text:span><text:span text:style-name="T9_25">demonstration</text:span><text:span text:style-name="T9_26">.</text:span></text:p>
        </text:list-item>
      </text:list>
      <text:p text:style-name="P10"/>
      <text:list text:style-name="LS4" xml:id="list3">
        <text:list-item>
          <text:p text:style-name="P11"><text:span text:style-name="T11_1">The</text:span><text:span text:style-name="T11_2"><text:s/></text:span><text:span text:style-name="T11_3">system</text:span><text:span text:style-name="T11_4"><text:s/></text:span><text:span text:style-name="T11_5">will</text:span><text:span text:style-name="T11_6"><text:s/></text:span><text:span text:style-name="T11_7">keep</text:span><text:span text:style-name="T11_8"><text:s/></text:span><text:span text:style-name="T11_9">usage</text:span><text:span text:style-name="T11_10"><text:s/></text:span><text:span text:style-name="T11_11">records</text:span><text:span text:style-name="T11_12"><text:s/></text:span><text:span text:style-name="T11_13">of</text:span><text:span text:style-name="T11_14"><text:s/></text:span><text:span text:style-name="T11_15">its</text:span><text:span text:style-name="T11_16"><text:s/></text:span><text:span text:style-name="T11_17">provided</text:span><text:span text:style-name="T11_18"><text:s/></text:span><text:span text:style-name="T11_19">algorithms</text:span><text:span text:style-name="T11_20"><text:s/></text:span><text:span text:style-name="T11_21">per</text:span><text:span text:style-name="T11_22"><text:s/></text:span><text:span text:style-name="T11_23">device</text:span><text:span text:style-name="T11_24"><text:s/></text:span><text:span text:style-name="T11_25">installed</text:span><text:span text:style-name="T11_26">.</text:span></text:p>
        </text:list-item>
      </text:list>
      <text:p text:style-name="P12"/>
      <text:list text:style-name="LS4" xml:id="list4">
        <text:list-item>
          <text:p text:style-name="P13"><text:span text:style-name="T13_1">The</text:span><text:span text:style-name="T13_2"><text:s/></text:span><text:span text:style-name="T13_3">system</text:span><text:span text:style-name="T13_4"><text:s/></text:span><text:span text:style-name="T13_5">will</text:span><text:span text:style-name="T13_6"><text:s/></text:span><text:span text:style-name="T13_7">not</text:span><text:span text:style-name="T13_8"><text:s/></text:span><text:span text:style-name="T13_9">provide</text:span><text:span text:style-name="T13_10"><text:s/></text:span><text:span text:style-name="T13_11">automated</text:span><text:span text:style-name="T13_12"><text:s/></text:span><text:span text:style-name="T13_13">functionality</text:span><text:span text:style-name="T13_14"><text:s/></text:span><text:span text:style-name="T13_15">for</text:span><text:span text:style-name="T13_16"><text:s/></text:span><text:span text:style-name="T13_17">automated</text:span><text:span text:style-name="T13_18"><text:s/></text:span><text:span text:style-name="T13_19">collection</text:span><text:span text:style-name="T13_20"><text:s/></text:span><text:span text:style-name="T13_21">of</text:span><text:span text:style-name="T13_22"><text:s/></text:span><text:span text:style-name="T13_23">usage</text:span><text:span text:style-name="T13_24"><text:s/></text:span><text:span text:style-name="T13_25">records</text:span><text:span text:style-name="T13_26"><text:s/></text:span><text:span text:style-name="T13_27">from</text:span><text:span text:style-name="T13_28"><text:s/></text:span><text:span text:style-name="T13_29">multiple</text:span><text:span text:style-name="T13_30"><text:s/></text:span><text:span text:style-name="T13_31">devices</text:span><text:span text:style-name="T13_32">.</text:span></text:p>
        </text:list-item>
      </text:list>
      <text:p text:style-name="P14"/>
      <text:list text:style-name="LS5" xml:id="list5">
        <text:list-item>
          <text:p text:style-name="P15"><text:span text:style-name="T15_1">The</text:span><text:span text:style-name="T15_2"><text:s/></text:span><text:span text:style-name="T15_3">system</text:span><text:span text:style-name="T15_4"><text:s/></text:span><text:span text:style-name="T15_5">will</text:span><text:span text:style-name="T15_6"><text:s/></text:span><text:span text:style-name="T15_7">not</text:span><text:span text:style-name="T15_8"><text:s/></text:span><text:span text:style-name="T15_9">require</text:span><text:span text:style-name="T15_10"><text:s/></text:span><text:span text:style-name="T15_11">a</text:span><text:span text:style-name="T15_12"><text:s/></text:span><text:span text:style-name="T15_13">network</text:span><text:span text:style-name="T15_14"><text:s/></text:span><text:span text:style-name="T15_15">connection</text:span><text:span text:style-name="T15_16"><text:s/></text:span><text:span text:style-name="T15_17">for</text:span><text:span text:style-name="T15_18"><text:s/></text:span><text:span text:style-name="T15_19">any</text:span><text:span text:style-name="T15_20"><text:s/></text:span><text:span text:style-name="T15_21">of</text:span><text:span text:style-name="T15_22"><text:s/></text:span><text:span text:style-name="T15_23">its</text:span><text:span text:style-name="T15_24"><text:s/></text:span><text:span text:style-name="T15_25">functionalities</text:span><text:span text:style-name="T15_26"><text:s/></text:span><text:span text:style-name="T15_27">once</text:span><text:span text:style-name="T15_28"><text:s/></text:span><text:span text:style-name="T15_29">installed</text:span><text:span text:style-name="T15_30">.</text:span></text:p>
        </text:list-item>
      </text:list>
      <text:p text:style-name="P16"/>
      <text:p text:style-name="P17"/>
      <text:p text:style-name="P18"><text:span text:style-name="T18_1">Outcome</text:span><text:span text:style-name="T18_2">:<text:s/></text:span><text:span text:style-name="T18_3">Accep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